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78000000438F8832DAB.jpg"/>
  <manifest:file-entry manifest:media-type="image/jpeg" manifest:full-path="Pictures/100000000000078000000438A23C36B5.jpg"/>
  <manifest:file-entry manifest:media-type="image/jpeg" manifest:full-path="Pictures/1000000000000780000004380B28001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fo:min-height="9.137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subtitle">
      <style:graphic-properties draw:fill-color="#ffffff" fo:min-height="8.249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2-title">
      <style:graphic-properties fo:min-height="2.375cm"/>
    </style:style>
    <style:style style:name="pr8" style:family="presentation" style:parent-style-name="Default_20_2-outline1">
      <style:graphic-properties fo:min-height="9.137cm"/>
    </style:style>
    <style:style style:name="pr9" style:family="presentation" style:parent-style-name="Default_20_2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color="#fc5c47" fo:font-family="Bevan" style:font-pitch="variable" fo:font-size="36pt" style:font-size-asian="36pt" style:font-size-complex="36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/>
    </style:style>
    <style:style style:name="T1" style:family="text">
      <style:text-properties fo:color="#fc5c47" style:text-outline="false" style:text-line-through-style="none" fo:font-family="Bevan" style:font-pitch="variable" fo:font-size="36pt" fo:font-style="normal" fo:text-shadow="none" style:text-underline-style="none" fo:font-weight="normal" style:letter-kerning="true" style:font-family-asian="Arial" style:font-family-generic-asian="roman" style:font-pitch-asian="variable" style:font-size-asian="36pt" style:font-style-asian="normal" style:font-weight-asian="normal" style:font-family-complex="Arial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c5c47" style:text-outline="false" style:text-line-through-style="none" fo:font-family="Bevan" style:font-pitch="variable" fo:font-size="36pt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4c4c4c" fo:font-family="'Open Sans'" style:font-family-generic="swiss" style:font-pitch="variable" fo:font-size="10pt" style:font-size-asian="10pt" style:font-size-complex="10pt"/>
    </style:style>
    <style:style style:name="T4" style:family="text">
      <style:text-properties fo:color="#4c4c4c" fo:font-family="'Open Sans'" style:font-family-generic="swiss" style:font-pitch="variable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2.859cm" svg:height="3.025cm" svg:x="1.27cm" svg:y="3.485cm" presentation:class="title" presentation:user-transformed="true">
          <draw:text-box>
            <text:p>Real time collaborative editor for AsciiDoc -<text:line-break/>When WebSocket met Asciidoctor</text:p>
          </draw:text-box>
        </draw:frame>
        <draw:frame presentation:style-name="pr3" draw:layer="layout" svg:width="22.859cm" svg:height="9.137cm" svg:x="1.27cm" svg:y="6.571cm" presentation:class="outline">
          <draw:text-box>
            <text:p>Maxime Gréau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0">
        <office:forms form:automatic-focus="false" form:apply-design-mode="false"/>
        <draw:frame presentation:style-name="pr5" draw:text-style-name="P2" draw:layer="layout" svg:width="22.351cm" svg:height="8.249cm" svg:x="1.269cm" svg:y="2.07cm" presentation:class="subtitle" presentation:user-transformed="true">
          <draw:text-box>
            <text:p><text:span text:style-name="T1">This is a large type </text:span><text:span text:style-name="T1"><text:line-break/></text:span><text:span text:style-name="T2">style for callout of important statements.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Sample of Code</text:p>
          </draw:text-box>
        </draw:frame>
        <draw:frame presentation:style-name="pr8" draw:text-style-name="P4" draw:layer="layout" svg:width="12.19cm" svg:height="9.387cm" svg:x="6.858cm" svg:y="3.328cm" presentation:class="outline" presentation:user-transformed="true">
          <draw:text-box>
            <text:p text:style-name="P3"><text:span text:style-name="T3">&lt;!-- RA deployer --&gt;</text:span></text:p>
            <text:p text:style-name="P3"><text:span text:style-name="T4"><text:s text:c="2"/></text:span><text:span text:style-name="T4">&lt;bean name="RADeployer"</text:span></text:p>
            <text:p text:style-name="P3"><text:span text:style-name="T4"><text:s text:c="14"/></text:span><text:span text:style-name="T4">interface="com.github.fungal.spi.deployers.Deployer"</text:span></text:p>
            <text:p text:style-name="P3"><text:span text:style-name="T4"><text:s text:c="14"/></text:span><text:span text:style-name="T4">class="org.jboss.jca.deployers.fungal.RADeployer"&gt;</text:span></text:p>
            <text:p text:style-name="P3"><text:span text:style-name="T4"><text:s text:c="4"/></text:span><text:span text:style-name="T4">&lt;property name="ArchiveValidation"&gt;true&lt;/property&gt;</text:span></text:p>
            <text:p text:style-name="P3"><text:span text:style-name="T4"><text:s text:c="4"/></text:span><text:span text:style-name="T4">&lt;property name="ArchiveValidationFailOnWarn"&gt;false&lt;/property&gt;</text:span></text:p>
            <text:p text:style-name="P3"><text:span text:style-name="T4"><text:s text:c="4"/></text:span><text:span text:style-name="T4">&lt;property name="ArchiveValidationFailOnError"&gt;true&lt;/property&gt;</text:span></text:p>
            <text:p text:style-name="P3"><text:span text:style-name="T4"><text:s text:c="4"/></text:span><text:span text:style-name="T4">&lt;property name="BeanValidation"&gt;true&lt;/property&gt;</text:span></text:p>
            <text:p text:style-name="P3"><text:span text:style-name="T4"><text:s text:c="4"/></text:span><text:span text:style-name="T4">&lt;property name="PrintStream"&gt;</text:span></text:p>
            <text:p text:style-name="P3"><text:span text:style-name="T4"><text:s text:c="9"/></text:span><text:span text:style-name="T4">&lt;inject bean="JBossStdioContext" property="Out"/&gt;</text:span></text:p>
            <text:p text:style-name="P3"><text:span text:style-name="T4"><text:s text:c="4"/></text:span><text:span text:style-name="T4">&lt;/property&gt;</text:span></text:p>
            <text:p text:style-name="P3"><text:span text:style-name="T4"><text:s text:c="4"/></text:span><text:span text:style-name="T4">&lt;property name="DefaultBootstrapContext"&gt;</text:span></text:p>
            <text:p text:style-name="P3"><text:span text:style-name="T4"><text:s text:c="8"/></text:span><text:span text:style-name="T4">&lt;inject bean="DefaultBootstrapContext"/&gt;</text:span></text:p>
            <text:p text:style-name="P3"><text:span text:style-name="T4"><text:s text:c="4"/></text:span><text:span text:style-name="T4">&lt;/property&gt;</text:span></text:p>
            <text:p text:style-name="P3"><text:span text:style-name="T4"><text:s text:c="4"/></text:span><text:span text:style-name="T4">&lt;depends&gt;BeanValidation&lt;/depends&gt;</text:span></text:p>
            <text:p text:style-name="P3"><text:span text:style-name="T4"><text:s text:c="4"/></text:span><text:span text:style-name="T4">&lt;depends&gt;JBossStdioContextSelector&lt;/depends&gt;</text:span></text:p>
            <text:p text:style-name="P3"><text:span text:style-name="T4"><text:s text:c="2"/></text:span><text:span text:style-name="T4">&lt;/bean&gt;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80000004380B280019.jpg" xlink:type="simple" xlink:show="embed" xlink:actuate="onLoad"/>
    <draw:fill-image draw:name="Bitmape_20_2" draw:display-name="Bitmape 2" xlink:href="Pictures/100000000000078000000438F8832DAB.jpg" xlink:type="simple" xlink:show="embed" xlink:actuate="onLoad"/>
    <draw:fill-image draw:name="background" xlink:href="Pictures/100000000000078000000438A23C36B5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0.494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424242" style:text-outline="false" style:text-line-through-style="none" fo:font-family="'ＭＳ Ｐゴシック'" style:font-family-generic="decorative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424242" style:text-outline="false" style:text-line-through-style="none" fo:font-family="'ＭＳ Ｐゴシック'" style:font-family-generic="decorative" style:font-pitch="variable" fo:font-size="28pt" fo:letter-spacing="normal" fo:font-style="normal" fo:text-shadow="none" style:text-underline-style="none" fo:font-weight="normal" style:letter-kerning="false" style:font-family-asian="'ＭＳ Ｐゴシック'" style:font-family-generic-asian="decorative" style:font-pitch-asian="variable" style:font-size-asian="28pt" style:font-style-asian="normal" style:font-weight-asian="normal" style:font-family-complex="'ＭＳ Ｐゴシック'" style:font-family-generic-complex="decorative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424242" style:text-outline="false" style:text-line-through-style="none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424242" style:text-outline="false" style:text-line-through-style="none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243446" style:text-outline="false" style:text-line-through-style="none" fo:font-family="'ＭＳ Ｐゴシック'" style:font-family-generic="decorative" style:font-pitch="variable" fo:font-size="44pt" fo:font-style="normal" fo:text-shadow="none" style:text-underline-style="none" fo:font-weight="normal" style:font-family-asian="'ＭＳ Ｐゴシック'" style:font-family-generic-asian="decorative" style:font-pitch-asian="variable" style:font-size-asian="44pt" style:font-style-asian="normal" style:font-weight-asian="normal" style:font-family-complex="'ＭＳ Ｐゴシック'" style:font-family-generic-complex="decorative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525252" style:text-outline="false" style:text-line-through-style="none" fo:font-family="'ＭＳ Ｐゴシック'" style:font-family-generic="decorative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decorative" style:font-pitch="variable" fo:font-size="12pt" fo:font-style="normal" fo:text-shadow="none" style:text-underline-style="none" fo:font-weight="normal" style:font-family-asian="'ＭＳ Ｐゴシック'" style:font-family-generic-asian="decorative" style:font-pitch-asian="variable" style:font-size-asian="12pt" style:font-style-asian="normal" style:font-weight-asian="normal" style:font-family-complex="'ＭＳ Ｐゴシック'" style:font-family-generic-complex="decorative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Default_20_2-background" style:display-name="Default 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fo:font-family="'Open Sans'" style:font-family-generic="swiss" style:font-pitch="variable" fo:font-size="8.80000019073486pt" fo:font-style="normal" fo:text-shadow="none" style:text-underline-style="none" fo:font-weight="normal" style:letter-kerning="true" style:font-family-asian="宋体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fo:font-family="Bevan" style:font-pitch="variable" fo:font-size="26pt" fo:font-style="normal" fo:text-shadow="none" style:text-underline-style="none" fo:font-weight="normal" style:letter-kerning="true" style:font-family-asian="宋体" style:font-family-generic-asian="system" style:font-pitch-asian="variable" style:font-size-asian="26pt" style:font-style-asian="normal" style:font-weight-asian="normal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fo:font-family="Arial" style:font-family-generic="roman" style:font-pitch="variable" fo:font-size="21.7000007629395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9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ffffff" style:text-outline="false" style:text-line-through-style="none" fo:font-family="'Open Sans'" style:font-family-generic="swiss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center"/>
      <style:text-properties fo:color="#ffffff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center"/>
      <style:text-properties fo:color="#ffffff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center"/>
      <style:text-properties fo:color="#ffffff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 fo:text-align="center"/>
      <style:text-properties fo:color="#ffffff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 fo:text-align="center"/>
      <style:text-properties fo:color="#ffffff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 fo:text-align="center"/>
      <style:text-properties fo:color="#ffffff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 fo:text-align="center"/>
      <style:text-properties fo:color="#ffffff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 fo:text-align="center"/>
      <style:text-properties fo:color="#ffffff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Bev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9.387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2.374cm" svg:x="1.27cm" svg:y="3.81cm" presentation:class="title" presentation:placeholder="true">
        <draw:text-box/>
      </draw:frame>
      <draw:frame presentation:style-name="Default_20_1-outline1" draw:layer="backgroundobjects" svg:width="22.859cm" svg:height="2.319cm" svg:x="1.27cm" svg:y="6.571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6T15:14:04</meta:creation-date>
    <meta:editing-duration>PT5H28M51S</meta:editing-duration>
    <meta:editing-cycles>19</meta:editing-cycles>
    <meta:generator>OpenOffice/4.0.0$Unix OpenOffice.org_project/400m3$Build-9702</meta:generator>
    <dc:date>2014-03-22T00:13:17</dc:date>
    <meta:document-statistic meta:object-count="50"/>
  </office:meta>
</office:document-meta>
</file>